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16aa12" officeooo:paragraph-rsid="0016aa1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5" style:family="paragraph" style:parent-style-name="Standard"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6" style:family="paragraph" style:parent-style-name="Standard">
      <style:text-properties style:font-name="Cantarell" style:text-underline-style="none" fo:font-weight="normal" officeooo:rsid="0016aa12" officeooo:paragraph-rsid="0016aa1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5939b" officeooo:paragraph-rsid="0015939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8973a" officeooo:paragraph-rsid="0018973a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973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8973a"/>
    </style:style>
    <style:style style:name="T5" style:family="text">
      <style:text-properties style:text-underline-style="none" officeooo:rsid="0019ae3f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officeooo:rsid="0018973a"/>
    </style:style>
    <style:style style:name="T8" style:family="text">
      <style:text-properties fo:color="#800000"/>
    </style:style>
    <style:style style:name="T9" style:family="text">
      <style:text-properties fo:color="#800000" style:text-underline-style="none"/>
    </style:style>
    <style:style style:name="T10" style:family="text">
      <style:text-properties fo:color="#800000" style:text-underline-style="none" officeooo:rsid="0018973a"/>
    </style:style>
    <style:style style:name="T11" style:family="text">
      <style:text-properties fo:color="#800000" style:text-underline-style="solid" style:text-underline-width="auto" style:text-underline-color="font-color"/>
    </style:style>
    <style:style style:name="T12" style:family="text">
      <style:text-properties fo:color="#800000" officeooo:rsid="00189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AU RELATIONNEL</text:p>
      <text:p text:style-name="P1"/>
      <text:p text:style-name="P2">Entités simples</text:p>
      <text:p text:style-name="P2">Vente (<text:span text:style-name="T1">id_vente</text:span>, heure_fin, date_fin, prix_depart,<text:span text:style-name="T8"> </text:span><text:span text:style-name="T12">id_produit</text:span><text:span text:style-name="T7">, </text:span><text:span text:style-name="T12">id_salle</text:span>)</text:p>
      <text:p text:style-name="P2">Enchere (<text:span text:style-name="T1">id_enchere</text:span><text:span text:style-name="T3">, prix_achat, </text:span><text:span text:style-name="T5">date</text:span><text:span text:style-name="T3">, quantite_proposee, </text:span><text:span text:style-name="T10">id_vente</text:span><text:span text:style-name="T4">, </text:span><text:span text:style-name="T10">email_utilisateur</text:span><text:span text:style-name="T9">)</text:span></text:p>
      <text:p text:style-name="P2"><text:span text:style-name="T3">Produit (</text:span><text:span text:style-name="T1">id_produit</text:span><text:span text:style-name="T3">, st</text:span><text:span text:style-name="T5">o</text:span><text:span text:style-name="T3">ck, nom, prix_revient, </text:span><text:span text:style-name="T10">nom_categorie</text:span><text:span text:style-name="T4">, </text:span><text:span text:style-name="T10">email_utilisateur</text:span><text:span text:style-name="T3">)</text:span></text:p>
      <text:p text:style-name="P2"><text:span text:style-name="T3">Categorie (</text:span><text:span text:style-name="T1">nom</text:span><text:span text:style-name="T3">, description)</text:span></text:p>
      <text:p text:style-name="P2"><text:span text:style-name="T3">Utilisateur (</text:span><text:span text:style-name="T1">email</text:span><text:span text:style-name="T3">, nom, prenom, adresse)</text:span></text:p>
      <text:p text:style-name="P2"><text:span text:style-name="T3">Salle (</text:span><text:span text:style-name="T1">id_salle</text:span><text:span text:style-name="T3">,</text:span><text:span text:style-name="T1"> </text:span><text:span text:style-name="T4">montante</text:span><text:span text:style-name="T2">, </text:span><text:span text:style-name="T4">duree_lim, revocable, enchere_libre, </text:span><text:span text:style-name="T10">nom_catégorie</text:span><text:span text:style-name="T3">)</text:span></text:p>
      <text:p text:style-name="P4"/>
      <text:p text:style-name="P7">Entités faibles</text:p>
      <text:p text:style-name="P2"><text:span text:style-name="T3">Caractéristique (</text:span><text:span text:style-name="T11">id_produit</text:span><text:span text:style-name="T3">, </text:span><text:span text:style-name="T1">nom</text:span><text:span text:style-name="T3">, valeur)</text:span></text:p>
      <text:p text:style-name="P7">- id_produit référence Produit</text:p>
      <text:p text:style-name="P4"/>
      <text:p text:style-name="P8">CategorieProduit(<text:span text:style-name="T11">nom_categorie</text:span>, <text:span text:style-name="T11">id_produit</text:span>)</text:p>
      <text:p text:style-name="P8">- nom_categorie référence Catégorie</text:p>
      <text:p text:style-name="P8">- id_produit référence Produit</text:p>
      <text:p text:style-name="P5"/>
      <text:p text:style-name="P6">Association avec cardinalité 0..1</text:p>
      <text:p text:style-name="P6"/>
      <text:p text:style-name="P6">Association avec cardinalité x..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7%" fo:orphans="2" fo:widows="2" fo:hyphenation-ladder-count="no-limit" style:shadow="none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left="0.208cm" fo:margin-right="0cm" fo:margin-top="0cm" fo:margin-bottom="0.056cm" loext:contextual-spacing="false" fo:line-height="103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list-style-name="" style:class="text">
      <style:paragraph-properties fo:margin-left="1.771cm" fo:margin-right="0cm" fo:margin-top="0cm" fo:margin-bottom="0.102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1" style:display-name="Heading 1" style:family="paragraph" style:next-style-name="Normal" style:default-outline-level="1" style:list-style-name="" style:class="text">
      <style:paragraph-properties fo:margin-left="0.018cm" fo:margin-right="0.049cm" fo:margin-top="0cm" fo:margin-bottom="0.035cm" loext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27:45.198140793</meta:creation-date>
    <meta:generator>LibreOffice/5.1.6.2$Linux_X86_64 LibreOffice_project/10m0$Build-2</meta:generator>
    <dc:date>2018-11-23T15:58:09.324489548</dc:date>
    <meta:editing-duration>PT28M59S</meta:editing-duration>
    <meta:editing-cycles>3</meta:editing-cycles>
    <meta:document-statistic meta:table-count="0" meta:image-count="0" meta:object-count="0" meta:page-count="1" meta:paragraph-count="16" meta:word-count="69" meta:character-count="682" meta:non-whitespace-character-count="629"/>
  </office:meta>
</office:document-meta>
</file>